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19 Oct sitting idea dropped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2]" office:value-type="float" office:value="0.1" calcext:value-type="float">
            <text:p>0.1</text:p>
          </table:table-cell>
          <table:table-cell table:formula="of:=[.D2]*20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motion agreed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.9" calcext:value-type="float">
            <text:p>0.9</text:p>
          </table:table-cell>
          <table:table-cell/>
          <table:table-cell table:formula="of:=[.A5]*[.B5]" office:value-type="float" office:value="0.81" calcext:value-type="float">
            <text:p>0.81</text:p>
          </table:table-cell>
          <table:table-cell table:formula="of:=[.D5]*20" office:value-type="float" office:value="16.2" calcext:value-type="float">
            <text:p>16.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motion not agreed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]*[.B8]" office:value-type="float" office:value="0.09" calcext:value-type="float">
            <text:p>0.09</text:p>
          </table:table-cell>
          <table:table-cell table:formula="of:=[.D8]*20"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agreed, Johnson gets Deal</text:p>
          </table:table-cell>
          <table:table-cell table:number-columns-repeated="14"/>
        </table:table-row>
        <table:table-row table:style-name="ro1">
          <table:table-cell table:formula="of:=[.D5]" office:value-type="float" office:value="0.81" calcext:value-type="float">
            <text:p>0.8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1]*[.B11]" office:value-type="float" office:value="0.081" calcext:value-type="float">
            <text:p>0.081</text:p>
          </table:table-cell>
          <table:table-cell table:formula="of:=[.D11]*20" office:value-type="float" office:value="1.62" calcext:value-type="float">
            <text:p>1.6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agreed, Johnson doesn’t get Deal</text:p>
          </table:table-cell>
          <table:table-cell table:number-columns-repeated="14"/>
        </table:table-row>
        <table:table-row table:style-name="ro1">
          <table:table-cell table:formula="of:=[.D5]"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4]*[.B14]" office:value-type="float" office:value="0.729" calcext:value-type="float">
            <text:p>0.729</text:p>
          </table:table-cell>
          <table:table-cell table:formula="of:=[.D14]*20" office:value-type="float" office:value="14.58" calcext:value-type="float">
            <text:p>14.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 motion not agreed + not tabled</text:p>
          </table:table-cell>
          <table:table-cell table:number-columns-repeated="14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table:number-columns-repeated="2"/>
          <table:table-cell table:formula="of:=[.A17]" office:value-type="float" office:value="0.1" calcext:value-type="float">
            <text:p>0.1</text:p>
          </table:table-cell>
          <table:table-cell table:formula="of:=[.D17]*20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formula="of:=[.D8]" office:value-type="float" office:value="0.09" calcext:value-type="float">
            <text:p>0.09</text:p>
          </table:table-cell>
          <table:table-cell table:number-columns-repeated="2"/>
          <table:table-cell table:formula="of:=[.A18]" office:value-type="float" office:value="0.09" calcext:value-type="float">
            <text:p>0.09</text:p>
          </table:table-cell>
          <table:table-cell table:formula="of:=[.D18]*20"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7:.D18])"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gramme not agreed, Johnson gets Deal</text:p>
          </table:table-cell>
          <table:table-cell table:number-columns-repeated="14"/>
        </table:table-row>
        <table:table-row table:style-name="ro1">
          <table:table-cell table:formula="of:=[.D19]"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1]*[.B21]" office:value-type="float" office:value="0.019" calcext:value-type="float">
            <text:p>0.019</text:p>
          </table:table-cell>
          <table:table-cell table:formula="of:=[.D21]*20"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not agreed, Johnson doesn’t get Deal</text:p>
          </table:table-cell>
          <table:table-cell table:number-columns-repeated="14"/>
        </table:table-row>
        <table:table-row table:style-name="ro1">
          <table:table-cell table:formula="of:=[.D19]"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4]*[.B24]" office:value-type="float" office:value="0.171" calcext:value-type="float">
            <text:p>0.171</text:p>
          </table:table-cell>
          <table:table-cell table:formula="of:=[.D24]*20" office:value-type="float" office:value="3.42" calcext:value-type="float">
            <text:p>3.4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faces Commons empty handed</text:p>
          </table:table-cell>
          <table:table-cell table:number-columns-repeated="14"/>
        </table:table-row>
        <table:table-row table:style-name="ro1">
          <table:table-cell table:formula="of:=[.D14]" office:value-type="float" office:value="0.729" calcext:value-type="float">
            <text:p>0.729</text:p>
          </table:table-cell>
          <table:table-cell table:number-columns-repeated="2"/>
          <table:table-cell table:formula="of:=[.A27]" office:value-type="float" office:value="0.729" calcext:value-type="float">
            <text:p>0.729</text:p>
          </table:table-cell>
          <table:table-cell table:formula="of:=[.D27]*20" office:value-type="float" office:value="14.58" calcext:value-type="float">
            <text:p>14.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goes to Commons with a Deal</text:p>
          </table:table-cell>
          <table:table-cell table:number-columns-repeated="14"/>
        </table:table-row>
        <table:table-row table:style-name="ro1">
          <table:table-cell table:formula="of:=[.D11]" office:value-type="float" office:value="0.081" calcext:value-type="float">
            <text:p>0.081</text:p>
          </table:table-cell>
          <table:table-cell table:number-columns-repeated="2"/>
          <table:table-cell table:formula="of:=[.A30]" office:value-type="float" office:value="0.081" calcext:value-type="float">
            <text:p>0.081</text:p>
          </table:table-cell>
          <table:table-cell table:formula="of:=[.D30]*20" office:value-type="float" office:value="1.62" calcext:value-type="float">
            <text:p>1.6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retables May</text:p>
          </table:table-cell>
          <table:table-cell table:number-columns-repeated="14"/>
        </table:table-row>
        <table:table-row table:style-name="ro1">
          <table:table-cell table:formula="of:=[.D27]" office:value-type="float" office:value="0.729" calcext:value-type="float">
            <text:p>0.7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3]*[.B33]" office:value-type="float" office:value="0" calcext:value-type="float">
            <text:p>0</text:p>
          </table:table-cell>
          <table:table-cell table:formula="of:=[.D33]*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puts No Deal to a vote</text:p>
          </table:table-cell>
          <table:table-cell table:number-columns-repeated="14"/>
        </table:table-row>
        <table:table-row table:style-name="ro1">
          <table:table-cell table:formula="of:=[.D27]" office:value-type="float" office:value="0.729" calcext:value-type="float">
            <text:p>0.72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6]*[.B36]" office:value-type="float" office:value="0.0729" calcext:value-type="float">
            <text:p>0.0729</text:p>
          </table:table-cell>
          <table:table-cell table:formula="of:=[.D36]*20" office:value-type="float" office:value="1.458" calcext:value-type="float">
            <text:p>1.4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no legally binding proposals</text:p>
          </table:table-cell>
          <table:table-cell table:number-columns-repeated="14"/>
        </table:table-row>
        <table:table-row table:style-name="ro1">
          <table:table-cell table:formula="of:=[.D27]" office:value-type="float" office:value="0.729" calcext:value-type="float">
            <text:p>0.72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9]*[.B39]" office:value-type="float" office:value="0.6561" calcext:value-type="float">
            <text:p>0.6561</text:p>
          </table:table-cell>
          <table:table-cell table:formula="of:=[.D39]*20" office:value-type="float" office:value="13.122" calcext:value-type="float">
            <text:p>13.12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Deal, but amended with a PV</text:p>
          </table:table-cell>
          <table:table-cell table:number-columns-repeated="14"/>
        </table:table-row>
        <table:table-row table:style-name="ro1">
          <table:table-cell table:formula="of:=[.D30]" office:value-type="float" office:value="0.081" calcext:value-type="float">
            <text:p>0.08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2]*[.B42]" office:value-type="float" office:value="0.0081" calcext:value-type="float">
            <text:p>0.0081</text:p>
          </table:table-cell>
          <table:table-cell table:formula="of:=[.D42]*20" office:value-type="float" office:value="0.162" calcext:value-type="float">
            <text:p>0.16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V Vote passes</text:p>
          </table:table-cell>
          <table:table-cell table:number-columns-repeated="14"/>
        </table:table-row>
        <table:table-row table:style-name="ro1">
          <table:table-cell table:formula="of:=[.D42]" office:value-type="float" office:value="0.0081" calcext:value-type="float">
            <text:p>0.008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5]*[.B45]" office:value-type="float" office:value="0.00243" calcext:value-type="float">
            <text:p>0.00243</text:p>
          </table:table-cell>
          <table:table-cell table:formula="of:=[.D45]*20" office:value-type="float" office:value="0.0486" calcext:value-type="float">
            <text:p>0.048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V Vote passes, Johnson resigns</text:p>
          </table:table-cell>
          <table:table-cell table:number-columns-repeated="14"/>
        </table:table-row>
        <table:table-row table:style-name="ro1">
          <table:table-cell table:formula="of:=[.D45]" office:value-type="float" office:value="0.00243" calcext:value-type="float">
            <text:p>0.0024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48]*[.B48]" office:value-type="float" office:value="0.001701" calcext:value-type="float">
            <text:p>0.001701</text:p>
          </table:table-cell>
          <table:table-cell table:formula="of:=[.D48]*20" office:value-type="float" office:value="0.03402" calcext:value-type="float">
            <text:p>0.034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V Vote passes, Johnson doesn’t resign</text:p>
          </table:table-cell>
          <table:table-cell table:number-columns-repeated="14"/>
        </table:table-row>
        <table:table-row table:style-name="ro1">
          <table:table-cell table:formula="of:=[.A48]" office:value-type="float" office:value="0.00243" calcext:value-type="float">
            <text:p>0.0024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51]*[.B51]" office:value-type="float" office:value="0.000729" calcext:value-type="float">
            <text:p>0.000729</text:p>
          </table:table-cell>
          <table:table-cell table:formula="of:=[.D51]*20" office:value-type="float" office:value="0.01458" calcext:value-type="float">
            <text:p>0.014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Deal Vote Passes</text:p>
          </table:table-cell>
          <table:table-cell table:number-columns-repeated="14"/>
        </table:table-row>
        <table:table-row table:style-name="ro1">
          <table:table-cell table:formula="of:=[.D36]" office:value-type="float" office:value="0.0729" calcext:value-type="float">
            <text:p>0.0729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54]*[.B54]" office:value-type="float" office:value="0.003645" calcext:value-type="float">
            <text:p>0.003645</text:p>
          </table:table-cell>
          <table:table-cell table:formula="of:=[.D54]*20" office:value-type="float" office:value="0.0729" calcext:value-type="float">
            <text:p>0.072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te Fails</text:p>
          </table:table-cell>
          <table:table-cell table:number-columns-repeated="14"/>
        </table:table-row>
        <table:table-row table:style-name="ro1">
          <table:table-cell table:formula="of:=[.D42]" office:value-type="float" office:value="0.0081" calcext:value-type="float">
            <text:p>0.008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57]*[.B57]" office:value-type="float" office:value="0.00567" calcext:value-type="float">
            <text:p>0.00567</text:p>
          </table:table-cell>
          <table:table-cell table:formula="of:=[.D57]*20" office:value-type="float" office:value="0.1134" calcext:value-type="float">
            <text:p>0.1134</text:p>
          </table:table-cell>
          <table:table-cell table:number-columns-repeated="10"/>
        </table:table-row>
        <table:table-row table:style-name="ro1">
          <table:table-cell table:formula="of:=[.D36]" office:value-type="float" office:value="0.0729" calcext:value-type="float">
            <text:p>0.0729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58]*[.B58]" office:value-type="float" office:value="0.069255" calcext:value-type="float">
            <text:p>0.069255</text:p>
          </table:table-cell>
          <table:table-cell table:formula="of:=[.D58]*20" office:value-type="float" office:value="1.3851" calcext:value-type="float">
            <text:p>1.3851</text:p>
          </table:table-cell>
          <table:table-cell table:number-columns-repeated="10"/>
        </table:table-row>
        <table:table-row table:style-name="ro1">
          <table:table-cell table:formula="of:=[.D33]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9]*[.B59]" office:value-type="float" office:value="0" calcext:value-type="float">
            <text:p>0</text:p>
          </table:table-cell>
          <table:table-cell table:formula="of:=[.D59]*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[.D11]"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0]*[.B60]" office:value-type="float" office:value="0.0567" calcext:value-type="float">
            <text:p>0.0567</text:p>
          </table:table-cell>
          <table:table-cell table:formula="of:=[.D60]*20" office:value-type="float" office:value="1.134" calcext:value-type="float">
            <text:p>1.13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57:.D60])" office:value-type="float" office:value="0.131625" calcext:value-type="float">
            <text:p>0.131625</text:p>
          </table:table-cell>
          <table:table-cell table:formula="of:=[.D61]*20" office:value-type="float" office:value="2.6325" calcext:value-type="float">
            <text:p>2.6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4 passes</text:p>
          </table:table-cell>
          <table:table-cell table:number-columns-repeated="14"/>
        </table:table-row>
        <table:table-row table:style-name="ro1">
          <table:table-cell table:formula="of:=[.D33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3]*[.B63]" office:value-type="float" office:value="0" calcext:value-type="float">
            <text:p>0</text:p>
          </table:table-cell>
          <table:table-cell table:formula="of:=[.D63]*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te fails shortly after 21 Oct</text:p>
          </table:table-cell>
          <table:table-cell table:number-columns-repeated="14"/>
        </table:table-row>
        <table:table-row table:style-name="ro1">
          <table:table-cell table:formula="of:=[.D21]" office:value-type="float" office:value="0.019" calcext:value-type="float">
            <text:p>0.01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66]*[.B66]" office:value-type="float" office:value="0.0152" calcext:value-type="float">
            <text:p>0.0152</text:p>
          </table:table-cell>
          <table:table-cell table:formula="of:=[.D66]*20" office:value-type="float" office:value="0.304" calcext:value-type="float">
            <text:p>0.30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mons agrees Johnson Deal</text:p>
          </table:table-cell>
          <table:table-cell table:number-columns-repeated="14"/>
        </table:table-row>
        <table:table-row table:style-name="ro1">
          <table:table-cell table:formula="of:=[.A66]" office:value-type="float" office:value="0.019" calcext:value-type="float">
            <text:p>0.01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9]*[.B69]" office:value-type="float" office:value="0.0038" calcext:value-type="float">
            <text:p>0.0038</text:p>
          </table:table-cell>
          <table:table-cell table:formula="of:=[.D69]*20" office:value-type="float" office:value="0.076" calcext:value-type="float">
            <text:p>0.076</text:p>
          </table:table-cell>
          <table:table-cell table:number-columns-repeated="10"/>
        </table:table-row>
        <table:table-row table:style-name="ro1">
          <table:table-cell table:formula="of:=[.D30]" office:value-type="float" office:value="0.081" calcext:value-type="float">
            <text:p>0.08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0]*[.B70]" office:value-type="float" office:value="0.0162" calcext:value-type="float">
            <text:p>0.0162</text:p>
          </table:table-cell>
          <table:table-cell table:formula="of:=[.D70]*20" office:value-type="float" office:value="0.324" calcext:value-type="float">
            <text:p>0.32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69:.D70])" office:value-type="float" office:value="0.02" calcext:value-type="float">
            <text:p>0.02</text:p>
          </table:table-cell>
          <table:table-cell table:formula="of:=[.D71]*20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n Act Deadline passes, no deal in sight</text:p>
          </table:table-cell>
          <table:table-cell table:number-columns-repeated="14"/>
        </table:table-row>
        <table:table-row table:style-name="ro1">
          <table:table-cell table:formula="of:=[.D24]" office:value-type="float" office:value="0.171" calcext:value-type="float">
            <text:p>0.171</text:p>
          </table:table-cell>
          <table:table-cell table:number-columns-repeated="2"/>
          <table:table-cell table:formula="of:=[.A73]" office:value-type="float" office:value="0.171" calcext:value-type="float">
            <text:p>0.171</text:p>
          </table:table-cell>
          <table:table-cell table:formula="of:=[.D73]*20" office:value-type="float" office:value="3.42" calcext:value-type="float">
            <text:p>3.42</text:p>
          </table:table-cell>
          <table:table-cell table:number-columns-repeated="10"/>
        </table:table-row>
        <table:table-row table:style-name="ro1">
          <table:table-cell table:formula="of:=[.D39]" office:value-type="float" office:value="0.6561" calcext:value-type="float">
            <text:p>0.6561</text:p>
          </table:table-cell>
          <table:table-cell table:number-columns-repeated="2"/>
          <table:table-cell table:formula="of:=[.A74]" office:value-type="float" office:value="0.6561" calcext:value-type="float">
            <text:p>0.6561</text:p>
          </table:table-cell>
          <table:table-cell table:formula="of:=[.D74]*20" office:value-type="float" office:value="13.122" calcext:value-type="float">
            <text:p>13.122</text:p>
          </table:table-cell>
          <table:table-cell table:number-columns-repeated="10"/>
        </table:table-row>
        <table:table-row table:style-name="ro1">
          <table:table-cell table:formula="of:=[.D61]" office:value-type="float" office:value="0.131625" calcext:value-type="float">
            <text:p>0.131625</text:p>
          </table:table-cell>
          <table:table-cell table:number-columns-repeated="2"/>
          <table:table-cell table:formula="of:=[.A75]" office:value-type="float" office:value="0.131625" calcext:value-type="float">
            <text:p>0.131625</text:p>
          </table:table-cell>
          <table:table-cell table:formula="of:=[.D75]*20" office:value-type="float" office:value="2.6325" calcext:value-type="float">
            <text:p>2.6325</text:p>
          </table:table-cell>
          <table:table-cell table:number-columns-repeated="10"/>
        </table:table-row>
        <table:table-row table:style-name="ro1">
          <table:table-cell table:formula="of:=[.D66]" office:value-type="float" office:value="0.0152" calcext:value-type="float">
            <text:p>0.0152</text:p>
          </table:table-cell>
          <table:table-cell table:number-columns-repeated="2"/>
          <table:table-cell table:formula="of:=[.A76]" office:value-type="float" office:value="0.0152" calcext:value-type="float">
            <text:p>0.0152</text:p>
          </table:table-cell>
          <table:table-cell table:formula="of:=[.D76]*20" office:value-type="float" office:value="0.304" calcext:value-type="float">
            <text:p>0.30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73:.D76])" office:value-type="float" office:value="0.973925" calcext:value-type="float">
            <text:p>0.9739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rier to passing Deal is time only</text:p>
          </table:table-cell>
          <table:table-cell table:number-columns-repeated="14"/>
        </table:table-row>
        <table:table-row table:style-name="ro1">
          <table:table-cell table:formula="of:=[.D63]" office:value-type="float" office:value="0" calcext:value-type="float">
            <text:p>0</text:p>
          </table:table-cell>
          <table:table-cell table:number-columns-repeated="2"/>
          <table:table-cell table:formula="of:=[.A79]" office:value-type="float" office:value="0" calcext:value-type="float">
            <text:p>0</text:p>
          </table:table-cell>
          <table:table-cell table:formula="of:=[.D79]*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[.D71]" office:value-type="float" office:value="0.02" calcext:value-type="float">
            <text:p>0.02</text:p>
          </table:table-cell>
          <table:table-cell table:number-columns-repeated="2"/>
          <table:table-cell table:formula="of:=[.A80]" office:value-type="float" office:value="0.02" calcext:value-type="float">
            <text:p>0.02</text:p>
          </table:table-cell>
          <table:table-cell table:formula="of:=[.D80]*20" office:value-type="float" office:value="0.4" calcext:value-type="float">
            <text:p>0.4</text:p>
          </table:table-cell>
          <table:table-cell/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79:.D80])" office:value-type="float" office:value="0.02" calcext:value-type="float">
            <text:p>0.02</text:p>
          </table:table-cell>
          <table:table-cell table:formula="of:=[.D81]*20" office:value-type="float" office:value="0.4" calcext:value-type="float">
            <text:p>0.4</text:p>
          </table:table-cell>
          <table:table-cell/>
          <table:table-cell table:formula="of:=[.D81]" office:value-type="float" office:value="0.02" calcext:value-type="float">
            <text:p>0.02</text:p>
          </table:table-cell>
          <table:table-cell office:value-type="string" calcext:value-type="string">
            <text:p>D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t-Benn Act – Johnson refuses</text:p>
          </table:table-cell>
          <table:table-cell table:number-columns-repeated="5"/>
          <table:table-cell table:formula="of:=[.D77]" office:value-type="float" office:value="0.973925" calcext:value-type="float">
            <text:p>0.973925</text:p>
          </table:table-cell>
          <table:table-cell office:value-type="string" calcext:value-type="string">
            <text:p>Extend</text:p>
          </table:table-cell>
          <table:table-cell table:number-columns-repeated="7"/>
        </table:table-row>
        <table:table-row table:style-name="ro1">
          <table:table-cell table:formula="of:=[.D77]" office:value-type="float" office:value="0.973925" calcext:value-type="float">
            <text:p>0.9739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83]*[.B83]" office:value-type="float" office:value="0.194785" calcext:value-type="float">
            <text:p>0.194785</text:p>
          </table:table-cell>
          <table:table-cell table:formula="of:=[.D83]*20" office:value-type="float" office:value="3.8957" calcext:value-type="float">
            <text:p>3.8957</text:p>
          </table:table-cell>
          <table:table-cell/>
          <table:table-cell table:formula="of:=[.D54]" office:value-type="float" office:value="0.003645" calcext:value-type="float">
            <text:p>0.003645</text:p>
          </table:table-cell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SUM([.G81:.G83])" office:value-type="float" office:value="0.99757" calcext:value-type="float">
            <text:p>0.99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-Benn Act – Johnson extends</text:p>
          </table:table-cell>
          <table:table-cell table:number-columns-repeated="14"/>
        </table:table-row>
        <table:table-row table:style-name="ro1">
          <table:table-cell table:formula="of:=[.D77]" office:value-type="float" office:value="0.973925" calcext:value-type="float">
            <text:p>0.97392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86]*[.B86]" office:value-type="float" office:value="0.6817475" calcext:value-type="float">
            <text:p>0.6817475</text:p>
          </table:table-cell>
          <table:table-cell table:formula="of:=[.D86]*20" office:value-type="float" office:value="13.63495" calcext:value-type="float">
            <text:p>13.6349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st-Benn Act – Johnson resigns</text:p>
          </table:table-cell>
          <table:table-cell table:number-columns-repeated="14"/>
        </table:table-row>
        <table:table-row table:style-name="ro1">
          <table:table-cell table:formula="of:=[.D77]" office:value-type="float" office:value="0.973925" calcext:value-type="float">
            <text:p>0.9739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9]*[.B89]" office:value-type="float" office:value="0.0973925" calcext:value-type="float">
            <text:p>0.0973925</text:p>
          </table:table-cell>
          <table:table-cell table:formula="of:=[.D89]*20" office:value-type="float" office:value="1.94785" calcext:value-type="float">
            <text:p>1.9478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’s Speech Vote</text:p>
          </table:table-cell>
          <table:table-cell table:number-columns-repeated="14"/>
        </table:table-row>
        <table:table-row table:style-name="ro1">
          <table:table-cell table:formula="of:=[.D86]" office:value-type="float" office:value="0.6817475" calcext:value-type="float">
            <text:p>0.6817475</text:p>
          </table:table-cell>
          <table:table-cell office:value-type="float" office:value="0.98" calcext:value-type="float">
            <text:p>0.98</text:p>
          </table:table-cell>
          <table:table-cell/>
          <table:table-cell table:formula="of:=[.A92]*[.B92]" office:value-type="float" office:value="0.66811255" calcext:value-type="float">
            <text:p>0.66811255</text:p>
          </table:table-cell>
          <table:table-cell table:formula="of:=[.D92]*20" office:value-type="float" office:value="13.362251" calcext:value-type="float">
            <text:p>13.36225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ovt loses Queen’s Speech Vote</text:p>
          </table:table-cell>
          <table:table-cell table:number-columns-repeated="14"/>
        </table:table-row>
        <table:table-row table:style-name="ro1">
          <table:table-cell table:formula="of:=[.D92]" office:value-type="float" office:value="0.66811255" calcext:value-type="float">
            <text:p>0.6681125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95]*[.B95]" office:value-type="float" office:value="0.40086753" calcext:value-type="float">
            <text:p>0.40086753</text:p>
          </table:table-cell>
          <table:table-cell table:formula="of:=[.D95]*20" office:value-type="float" office:value="8.0173506" calcext:value-type="float">
            <text:p>8.017350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ovt wins Queen’s Speech Vote</text:p>
          </table:table-cell>
          <table:table-cell table:number-columns-repeated="14"/>
        </table:table-row>
        <table:table-row table:style-name="ro1">
          <table:table-cell table:formula="of:=[.D92]" office:value-type="float" office:value="0.66811255" calcext:value-type="float">
            <text:p>0.6681125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98]*[.B98]" office:value-type="float" office:value="0.26724502" calcext:value-type="float">
            <text:p>0.26724502</text:p>
          </table:table-cell>
          <table:table-cell table:formula="of:=[.D98]*20" office:value-type="float" office:value="5.3449004" calcext:value-type="float">
            <text:p>5.344900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hould be Queen’s Speech</text:p>
          </table:table-cell>
          <table:table-cell table:number-columns-repeated="14"/>
        </table:table-row>
        <table:table-row table:style-name="ro1">
          <table:table-cell table:formula="of:=[.D89]" office:value-type="float" office:value="0.0973925" calcext:value-type="float">
            <text:p>0.0973925</text:p>
          </table:table-cell>
          <table:table-cell office:value-type="float" office:value="0.98" calcext:value-type="float">
            <text:p>0.98</text:p>
          </table:table-cell>
          <table:table-cell/>
          <table:table-cell table:formula="of:=[.A101]*[.B101]" office:value-type="float" office:value="0.09544465" calcext:value-type="float">
            <text:p>0.09544465</text:p>
          </table:table-cell>
          <table:table-cell table:formula="of:=[.D101]*20" office:value-type="float" office:value="1.908893" calcext:value-type="float">
            <text:p>1.90889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ugham Case – Exten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formula="of:=[.D83]" office:value-type="float" office:value="0.194785" calcext:value-type="float">
            <text:p>0.19478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04]*[.B104]" office:value-type="float" office:value="0.1363495" calcext:value-type="float">
            <text:p>0.1363495</text:p>
          </table:table-cell>
          <table:table-cell table:formula="of:=[.D104]*20" office:value-type="float" office:value="2.72699" calcext:value-type="float">
            <text:p>2.72699</text:p>
          </table:table-cell>
          <table:table-cell/>
          <table:table-cell table:formula="of:=[.D104]" office:value-type="float" office:value="0.1363495" calcext:value-type="float">
            <text:p>0.136349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107]" office:value-type="float" office:value="0.0584355" calcext:value-type="float">
            <text:p>0.0584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ugham Case – fails</text:p>
          </table:table-cell>
          <table:table-cell table:number-columns-repeated="5"/>
          <table:table-cell table:formula="of:=[.D98]" office:value-type="float" office:value="0.26724502" calcext:value-type="float">
            <text:p>0.26724502</text:p>
          </table:table-cell>
          <table:table-cell table:number-columns-repeated="8"/>
        </table:table-row>
        <table:table-row table:style-name="ro1">
          <table:table-cell table:formula="of:=[.A104]" office:value-type="float" office:value="0.194785" calcext:value-type="float">
            <text:p>0.19478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7]*[.B107]" office:value-type="float" office:value="0.0584355" calcext:value-type="float">
            <text:p>0.0584355</text:p>
          </table:table-cell>
          <table:table-cell table:formula="of:=[.D107]*20" office:value-type="float" office:value="1.16871" calcext:value-type="float">
            <text:p>1.16871</text:p>
          </table:table-cell>
          <table:table-cell/>
          <table:table-cell table:formula="of:=[.D95]" office:value-type="float" office:value="0.40086753" calcext:value-type="float">
            <text:p>0.40086753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86]*0.05" office:value-type="float" office:value="0.034087375" calcext:value-type="float">
            <text:p>0.034087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ember State rejects extension</text:p>
          </table:table-cell>
          <table:table-cell table:number-columns-repeated="5"/>
          <table:table-cell table:formula="of:=[.D89]" office:value-type="float" office:value="0.0973925" calcext:value-type="float">
            <text:p>0.0973925</text:p>
          </table:table-cell>
          <table:table-cell table:number-columns-repeated="8"/>
        </table:table-row>
        <table:table-row table:style-name="ro1">
          <table:table-cell table:formula="of:=[.D104]" office:value-type="float" office:value="0.1363495" calcext:value-type="float">
            <text:p>0.136349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110]*[.B110]" office:value-type="float" office:value="0.00272699" calcext:value-type="float">
            <text:p>0.00272699</text:p>
          </table:table-cell>
          <table:table-cell table:formula="of:=[.D110]*20" office:value-type="float" office:value="0.0545398" calcext:value-type="float">
            <text:p>0.0545398</text:p>
          </table:table-cell>
          <table:table-cell/>
          <table:table-cell table:formula="of:=SUM([.G104:.G109])" office:value-type="float" office:value="0.994377425" calcext:value-type="float">
            <text:p>0.994377425</text:p>
          </table:table-cell>
          <table:table-cell table:number-columns-repeated="8"/>
        </table:table-row>
        <table:table-row table:style-name="ro1">
          <table:table-cell table:formula="of:=[.D86]" office:value-type="float" office:value="0.6817475" calcext:value-type="float">
            <text:p>0.681747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111]*[.B111]" office:value-type="float" office:value="0.01363495" calcext:value-type="float">
            <text:p>0.01363495</text:p>
          </table:table-cell>
          <table:table-cell table:formula="of:=[.D111]*20" office:value-type="float" office:value="0.272699" calcext:value-type="float">
            <text:p>0.272699</text:p>
          </table:table-cell>
          <table:table-cell table:number-columns-repeated="10"/>
        </table:table-row>
        <table:table-row table:style-name="ro1">
          <table:table-cell table:formula="of:=[.D89]" office:value-type="float" office:value="0.0973925" calcext:value-type="float">
            <text:p>0.097392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112]*[.B112]" office:value-type="float" office:value="0.00194785" calcext:value-type="float">
            <text:p>0.00194785</text:p>
          </table:table-cell>
          <table:table-cell table:formula="of:=[.D112]*20" office:value-type="float" office:value="0.038957" calcext:value-type="float">
            <text:p>0.0389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10:.D112])" office:value-type="float" office:value="0.01830979" calcext:value-type="float">
            <text:p>0.01830979</text:p>
          </table:table-cell>
          <table:table-cell table:formula="of:=[.D113]*20" office:value-type="float" office:value="0.3661958" calcext:value-type="float">
            <text:p>0.36619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14"/>
        </table:table-row>
        <table:table-row table:style-name="ro1">
          <table:table-cell table:formula="of:=[.D104]" office:value-type="float" office:value="0.1363495" calcext:value-type="float">
            <text:p>0.1363495</text:p>
          </table:table-cell>
          <table:table-cell office:value-type="float" office:value="0.98" calcext:value-type="float">
            <text:p>0.98</text:p>
          </table:table-cell>
          <table:table-cell/>
          <table:table-cell table:formula="of:=[.A116]*[.B116]" office:value-type="float" office:value="0.13362251" calcext:value-type="float">
            <text:p>0.13362251</text:p>
          </table:table-cell>
          <table:table-cell table:formula="of:=[.D116]*20" office:value-type="float" office:value="2.6724502" calcext:value-type="float">
            <text:p>2.6724502</text:p>
          </table:table-cell>
          <table:table-cell table:number-columns-repeated="10"/>
        </table:table-row>
        <table:table-row table:style-name="ro1">
          <table:table-cell table:formula="of:=[.D98]" office:value-type="float" office:value="0.26724502" calcext:value-type="float">
            <text:p>0.267245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7]*[.B117]" office:value-type="float" office:value="0.053449004" calcext:value-type="float">
            <text:p>0.053449004</text:p>
          </table:table-cell>
          <table:table-cell table:formula="of:=[.D117]*20" office:value-type="float" office:value="1.06898008" calcext:value-type="float">
            <text:p>1.06898008</text:p>
          </table:table-cell>
          <table:table-cell table:number-columns-repeated="10"/>
        </table:table-row>
        <table:table-row table:style-name="ro1">
          <table:table-cell table:formula="of:=[.D95]" office:value-type="float" office:value="0.40086753" calcext:value-type="float">
            <text:p>0.40086753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table:formula="of:=[.A118]*[.B118]*[.C118]" office:value-type="float" office:value="0.1443123108" calcext:value-type="float">
            <text:p>0.1443123108</text:p>
          </table:table-cell>
          <table:table-cell table:formula="of:=[.D118]*20" office:value-type="float" office:value="2.886246216" calcext:value-type="float">
            <text:p>2.88624621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16:.D118])" office:value-type="float" office:value="0.3313838248" calcext:value-type="float">
            <text:p>0.3313838248</text:p>
          </table:table-cell>
          <table:table-cell table:formula="of:=[.D119]*20" office:value-type="float" office:value="6.627676496" calcext:value-type="float">
            <text:p>6.6276764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vt loses <text:s/>Queens Speech, Johnson resigns</text:p>
          </table:table-cell>
          <table:table-cell table:number-columns-repeated="14"/>
        </table:table-row>
        <table:table-row table:style-name="ro1">
          <table:table-cell table:formula="of:=[.A118]" office:value-type="float" office:value="0.40086753" calcext:value-type="float">
            <text:p>0.4008675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21]*[.B121]" office:value-type="float" office:value="0.240520518" calcext:value-type="float">
            <text:p>0.240520518</text:p>
          </table:table-cell>
          <table:table-cell table:formula="of:=[.D121]*20" office:value-type="float" office:value="4.81041036" calcext:value-type="float">
            <text:p>4.8104103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14"/>
        </table:table-row>
        <table:table-row table:style-name="ro1">
          <table:table-cell table:formula="of:=[.D119]" office:value-type="float" office:value="0.3313838248" calcext:value-type="float">
            <text:p>0.331383824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24]*[.B124]" office:value-type="float" office:value="0.29824544232" calcext:value-type="float">
            <text:p>0.29824544232</text:p>
          </table:table-cell>
          <table:table-cell table:formula="of:=[.D124]*20" office:value-type="float" office:value="5.9649088464" calcext:value-type="float">
            <text:p>5.964908846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14"/>
        </table:table-row>
        <table:table-row table:style-name="ro1">
          <table:table-cell table:formula="of:=[.A124]" office:value-type="float" office:value="0.3313838248" calcext:value-type="float">
            <text:p>0.331383824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7]*[.B127]" office:value-type="float" office:value="0.03313838248" calcext:value-type="float">
            <text:p>0.03313838248</text:p>
          </table:table-cell>
          <table:table-cell table:formula="of:=[.D127]*20" office:value-type="float" office:value="0.6627676496" calcext:value-type="float">
            <text:p>0.662767649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14"/>
        </table:table-row>
        <table:table-row table:style-name="ro1">
          <table:table-cell table:formula="of:=[.D124]" office:value-type="float" office:value="0.29824544232" calcext:value-type="float">
            <text:p>0.2982454423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30]*[.B130]" office:value-type="float" office:value="0.178947265392" calcext:value-type="float">
            <text:p>0.178947265392</text:p>
          </table:table-cell>
          <table:table-cell table:formula="of:=[.D130]*20" office:value-type="float" office:value="3.57894530784" calcext:value-type="float">
            <text:p>3.5789453078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5"/>
          <table:table-cell office:value-type="string" calcext:value-type="string">
            <text:p>Chance Queen has to contemplate whether to sack Johnson</text:p>
          </table:table-cell>
          <table:table-cell table:number-columns-repeated="8"/>
        </table:table-row>
        <table:table-row table:style-name="ro1">
          <table:table-cell table:formula="of:=[.D124]" office:value-type="float" office:value="0.29824544232" calcext:value-type="float">
            <text:p>0.2982454423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33]*[.B133]" office:value-type="float" office:value="0.119298176928" calcext:value-type="float">
            <text:p>0.119298176928</text:p>
          </table:table-cell>
          <table:table-cell table:formula="of:=[.D133]*20" office:value-type="float" office:value="2.38596353856" calcext:value-type="float">
            <text:p>2.38596353856</text:p>
          </table:table-cell>
          <table:table-cell/>
          <table:table-cell table:formula="of:=[.D133]*100" office:value-type="float" office:value="11.9298176928" calcext:value-type="float">
            <text:p>11.929817692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 sacks</text:p>
          </table:table-cell>
          <table:table-cell table:number-columns-repeated="14"/>
        </table:table-row>
        <table:table-row table:style-name="ro1">
          <table:table-cell table:formula="of:=[.D133]" office:value-type="float" office:value="0.119298176928" calcext:value-type="float">
            <text:p>0.119298176928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6]*[.B136]" office:value-type="float" office:value="0.059649088464" calcext:value-type="float">
            <text:p>0.059649088464</text:p>
          </table:table-cell>
          <table:table-cell table:formula="of:=[.D136]*20" office:value-type="float" office:value="1.19298176928" calcext:value-type="float">
            <text:p>1.1929817692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 doesn’t sack</text:p>
          </table:table-cell>
          <table:table-cell table:number-columns-repeated="14"/>
        </table:table-row>
        <table:table-row table:style-name="ro1">
          <table:table-cell table:formula="of:=[.A136]" office:value-type="float" office:value="0.119298176928" calcext:value-type="float">
            <text:p>0.119298176928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9]*[.B139]" office:value-type="float" office:value="0.059649088464" calcext:value-type="float">
            <text:p>0.059649088464</text:p>
          </table:table-cell>
          <table:table-cell table:formula="of:=[.D139]*20" office:value-type="float" office:value="1.19298176928" calcext:value-type="float">
            <text:p>1.1929817692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cramble under FTPA</text:p>
          </table:table-cell>
          <table:table-cell table:number-columns-repeated="14"/>
        </table:table-row>
        <table:table-row table:style-name="ro1">
          <table:table-cell table:formula="of:=[.D136]" office:value-type="float" office:value="0.059649088464" calcext:value-type="float">
            <text:p>0.059649088464</text:p>
          </table:table-cell>
          <table:table-cell table:number-columns-repeated="2"/>
          <table:table-cell table:formula="of:=[.A142]" office:value-type="float" office:value="0.059649088464" calcext:value-type="float">
            <text:p>0.059649088464</text:p>
          </table:table-cell>
          <table:table-cell table:formula="of:=[.D142]*20" office:value-type="float" office:value="1.19298176928" calcext:value-type="float">
            <text:p>1.19298176928</text:p>
          </table:table-cell>
          <table:table-cell table:number-columns-repeated="10"/>
        </table:table-row>
        <table:table-row table:style-name="ro1">
          <table:table-cell table:formula="of:=[.D130]" office:value-type="float" office:value="0.178947265392" calcext:value-type="float">
            <text:p>0.178947265392</text:p>
          </table:table-cell>
          <table:table-cell table:number-columns-repeated="2"/>
          <table:table-cell table:formula="of:=[.A143]" office:value-type="float" office:value="0.178947265392" calcext:value-type="float">
            <text:p>0.178947265392</text:p>
          </table:table-cell>
          <table:table-cell table:formula="of:=[.D143]*20" office:value-type="float" office:value="3.57894530784" calcext:value-type="float">
            <text:p>3.5789453078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42:.D143])" office:value-type="float" office:value="0.238596353856" calcext:value-type="float">
            <text:p>0.238596353856</text:p>
          </table:table-cell>
          <table:table-cell table:formula="of:=[.D144]*20" office:value-type="float" office:value="4.77192707712" calcext:value-type="float">
            <text:p>4.771927077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ramble not under FTPA</text:p>
          </table:table-cell>
          <table:table-cell table:number-columns-repeated="14"/>
        </table:table-row>
        <table:table-row table:style-name="ro1">
          <table:table-cell table:formula="of:=[.D121]" office:value-type="float" office:value="0.240520518" calcext:value-type="float">
            <text:p>0.240520518</text:p>
          </table:table-cell>
          <table:table-cell table:number-columns-repeated="2"/>
          <table:table-cell table:formula="of:=[.A146]" office:value-type="float" office:value="0.240520518" calcext:value-type="float">
            <text:p>0.240520518</text:p>
          </table:table-cell>
          <table:table-cell table:formula="of:=[.D146]*20" office:value-type="float" office:value="4.81041036" calcext:value-type="float">
            <text:p>4.81041036</text:p>
          </table:table-cell>
          <table:table-cell table:number-columns-repeated="10"/>
        </table:table-row>
        <table:table-row table:style-name="ro1">
          <table:table-cell table:formula="of:=[.D89]" office:value-type="float" office:value="0.0973925" calcext:value-type="float">
            <text:p>0.0973925</text:p>
          </table:table-cell>
          <table:table-cell office:value-type="float" office:value="0.98" calcext:value-type="float">
            <text:p>0.98</text:p>
          </table:table-cell>
          <table:table-cell/>
          <table:table-cell table:formula="of:=[.A147]*[.B147]" office:value-type="float" office:value="0.09544465" calcext:value-type="float">
            <text:p>0.09544465</text:p>
          </table:table-cell>
          <table:table-cell table:formula="of:=[.D147]*20" office:value-type="float" office:value="1.908893" calcext:value-type="float">
            <text:p>1.90889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46:.D147])" office:value-type="float" office:value="0.335965168" calcext:value-type="float">
            <text:p>0.335965168</text:p>
          </table:table-cell>
          <table:table-cell table:formula="of:=[.D148]*20" office:value-type="float" office:value="6.71930336" calcext:value-type="float">
            <text:p>6.719303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hnson survives in no-mans land</text:p>
          </table:table-cell>
          <table:table-cell table:number-columns-repeated="14"/>
        </table:table-row>
        <table:table-row table:style-name="ro1">
          <table:table-cell table:formula="of:=[.D95]" office:value-type="float" office:value="0.40086753" calcext:value-type="float">
            <text:p>0.4008675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formula="of:=[.A150]*[.B150]*[.C150]" office:value-type="float" office:value="0.0160347012" calcext:value-type="float">
            <text:p>0.0160347012</text:p>
          </table:table-cell>
          <table:table-cell table:formula="of:=[.D150]*20" office:value-type="float" office:value="0.320694024" calcext:value-type="float">
            <text:p>0.320694024</text:p>
          </table:table-cell>
          <table:table-cell table:number-columns-repeated="10"/>
        </table:table-row>
        <table:table-row table:style-name="ro1">
          <table:table-cell table:formula="of:=[.D98]" office:value-type="float" office:value="0.26724502" calcext:value-type="float">
            <text:p>0.2672450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51]*[.B151]" office:value-type="float" office:value="0.213796016" calcext:value-type="float">
            <text:p>0.213796016</text:p>
          </table:table-cell>
          <table:table-cell table:formula="of:=[.D151]*20" office:value-type="float" office:value="4.27592032" calcext:value-type="float">
            <text:p>4.27592032</text:p>
          </table:table-cell>
          <table:table-cell table:number-columns-repeated="10"/>
        </table:table-row>
        <table:table-row table:style-name="ro1">
          <table:table-cell table:formula="of:=[.D127]" office:value-type="float" office:value="0.03313838248" calcext:value-type="float">
            <text:p>0.03313838248</text:p>
          </table:table-cell>
          <table:table-cell table:number-columns-repeated="2"/>
          <table:table-cell table:formula="of:=[.A152]" office:value-type="float" office:value="0.03313838248" calcext:value-type="float">
            <text:p>0.03313838248</text:p>
          </table:table-cell>
          <table:table-cell table:formula="of:=[.D152]*20" office:value-type="float" office:value="0.6627676496" calcext:value-type="float">
            <text:p>0.662767649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50:.D152])" office:value-type="float" office:value="0.26296909968" calcext:value-type="float">
            <text:p>0.26296909968</text:p>
          </table:table-cell>
          <table:table-cell table:formula="of:=[.D153]*20" office:value-type="float" office:value="5.2593819936" calcext:value-type="float">
            <text:p>5.25938199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ion call under FTPA</text:p>
          </table:table-cell>
          <table:table-cell table:number-columns-repeated="14"/>
        </table:table-row>
        <table:table-row table:style-name="ro1">
          <table:table-cell table:formula="of:=[.D153]" office:value-type="float" office:value="0.26296909968" calcext:value-type="float">
            <text:p>0.2629690996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5]*[.B155]" office:value-type="float" office:value="0.184078369776" calcext:value-type="float">
            <text:p>0.184078369776</text:p>
          </table:table-cell>
          <table:table-cell table:formula="of:=[.D155]*20" office:value-type="float" office:value="3.68156739552" calcext:value-type="float">
            <text:p>3.6815673955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ets 2/3</text:p>
          </table:table-cell>
          <table:table-cell table:number-columns-repeated="14"/>
        </table:table-row>
        <table:table-row table:style-name="ro1">
          <table:table-cell table:formula="of:=[.D155]" office:value-type="float" office:value="0.184078369776" calcext:value-type="float">
            <text:p>0.18407836977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8]*[.B158]" office:value-type="float" office:value="0.1288548588432" calcext:value-type="float">
            <text:p>0.1288548588432</text:p>
          </table:table-cell>
          <table:table-cell table:formula="of:=[.D158]*20" office:value-type="float" office:value="2.577097176864" calcext:value-type="float">
            <text:p>2.57709717686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esn’t get 2/3</text:p>
          </table:table-cell>
          <table:table-cell table:number-columns-repeated="14"/>
        </table:table-row>
        <table:table-row table:style-name="ro1">
          <table:table-cell table:formula="of:=[.D155]" office:value-type="float" office:value="0.184078369776" calcext:value-type="float">
            <text:p>0.18407836977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61]*[.B161]" office:value-type="float" office:value="0.0552235109328" calcext:value-type="float">
            <text:p>0.0552235109328</text:p>
          </table:table-cell>
          <table:table-cell table:formula="of:=[.D161]*20" office:value-type="float" office:value="1.104470218656" calcext:value-type="float">
            <text:p>1.104470218656</text:p>
          </table:table-cell>
          <table:table-cell/>
          <table:table-cell office:value-type="string" calcext:value-type="string">
            <text:p>GE and PV</text:p>
          </table:table-cell>
          <table:table-cell table:formula="of:=[.J171]" office:value-type="float" office:value="0.763065469163201" calcext:value-type="float">
            <text:p>0.76306546916320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eal</text:p>
          </table:table-cell>
          <table:table-cell table:formula="of:=[.G81]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 min showdown</text:p>
          </table:table-cell>
          <table:table-cell table:number-columns-repeated="5"/>
          <table:table-cell office:value-type="string" calcext:value-type="string">
            <text:p>Showdown</text:p>
          </table:table-cell>
          <table:table-cell table:formula="of:=[.D166]" office:value-type="float" office:value="0.07674529" calcext:value-type="float">
            <text:p>0.07674529</text:p>
          </table:table-cell>
          <table:table-cell table:number-columns-repeated="7"/>
        </table:table-row>
        <table:table-row table:style-name="ro1">
          <table:table-cell table:formula="of:=[.D107]" office:value-type="float" office:value="0.0584355" calcext:value-type="float">
            <text:p>0.0584355</text:p>
          </table:table-cell>
          <table:table-cell table:number-columns-repeated="2"/>
          <table:table-cell table:formula="of:=[.A164]" office:value-type="float" office:value="0.0584355" calcext:value-type="float">
            <text:p>0.0584355</text:p>
          </table:table-cell>
          <table:table-cell table:formula="of:=[.D164]*20" office:value-type="float" office:value="1.16871" calcext:value-type="float">
            <text:p>1.16871</text:p>
          </table:table-cell>
          <table:table-cell/>
          <table:table-cell office:value-type="string" calcext:value-type="string">
            <text:p>No Deal Vote</text:p>
          </table:table-cell>
          <table:table-cell table:formula="of:=[.D54]" office:value-type="float" office:value="0.003645" calcext:value-type="float">
            <text:p>0.003645</text:p>
          </table:table-cell>
          <table:table-cell table:number-columns-repeated="7"/>
        </table:table-row>
        <table:table-row table:style-name="ro1">
          <table:table-cell table:formula="of:=[.D113]" office:value-type="float" office:value="0.01830979" calcext:value-type="float">
            <text:p>0.01830979</text:p>
          </table:table-cell>
          <table:table-cell table:number-columns-repeated="2"/>
          <table:table-cell table:formula="of:=[.A165]" office:value-type="float" office:value="0.01830979" calcext:value-type="float">
            <text:p>0.01830979</text:p>
          </table:table-cell>
          <table:table-cell table:formula="of:=[.D165]*20" office:value-type="float" office:value="0.3661958" calcext:value-type="float">
            <text:p>0.3661958</text:p>
          </table:table-cell>
          <table:table-cell table:number-columns-repeated="2"/>
          <table:table-cell table:formula="of:=SUM([.H161:.H164])" office:value-type="float" office:value="0.863455759163201" calcext:value-type="float">
            <text:p>0.8634557591632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164:.D165])" office:value-type="float" office:value="0.07674529" calcext:value-type="float">
            <text:p>0.07674529</text:p>
          </table:table-cell>
          <table:table-cell table:formula="of:=[.D166]*20" office:value-type="float" office:value="1.5349058" calcext:value-type="float">
            <text:p>1.53490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caretaker admin formed</text:p>
          </table:table-cell>
          <table:table-cell table:number-columns-repeated="5"/>
          <table:table-cell office:value-type="string" calcext:value-type="string">
            <text:p>Scramble 1</text:p>
          </table:table-cell>
          <table:table-cell table:formula="of:=[.D148]" office:value-type="float" office:value="0.335965168" calcext:value-type="float">
            <text:p>0.335965168</text:p>
          </table:table-cell>
          <table:table-cell office:value-type="string" calcext:value-type="string">
            <text:p>GE1</text:p>
          </table:table-cell>
          <table:table-cell table:formula="of:=[.D202]" office:value-type="float" office:value="0.501128576648448" calcext:value-type="float">
            <text:p>0.501128576648448</text:p>
          </table:table-cell>
          <table:table-cell/>
          <table:table-cell office:value-type="string" calcext:value-type="string">
            <text:p>VONC Succeeds</text:p>
          </table:table-cell>
          <table:table-cell table:formula="of:=[.D124]" office:value-type="float" office:value="0.29824544232" calcext:value-type="float">
            <text:p>0.29824544232</text:p>
          </table:table-cell>
          <table:table-cell office:value-type="string" calcext:value-type="string">
            <text:p>FTPA scramble</text:p>
          </table:table-cell>
          <table:table-cell table:formula="of:=[.D144]" office:value-type="float" office:value="0.238596353856" calcext:value-type="float">
            <text:p>0.238596353856</text:p>
          </table:table-cell>
        </table:table-row>
        <table:table-row table:style-name="ro1">
          <table:table-cell table:formula="of:=[.D139]" office:value-type="float" office:value="0.059649088464" calcext:value-type="float">
            <text:p>0.059649088464</text:p>
          </table:table-cell>
          <table:table-cell table:number-columns-repeated="2"/>
          <table:table-cell table:formula="of:=[.A169]" office:value-type="float" office:value="0.059649088464" calcext:value-type="float">
            <text:p>0.059649088464</text:p>
          </table:table-cell>
          <table:table-cell table:formula="of:=[.D169]*20" office:value-type="float" office:value="1.19298176928" calcext:value-type="float">
            <text:p>1.19298176928</text:p>
          </table:table-cell>
          <table:table-cell/>
          <table:table-cell office:value-type="string" calcext:value-type="string">
            <text:p>Scramble 2</text:p>
          </table:table-cell>
          <table:table-cell table:formula="of:=[.D144]" office:value-type="float" office:value="0.238596353856" calcext:value-type="float">
            <text:p>0.238596353856</text:p>
          </table:table-cell>
          <table:table-cell office:value-type="string" calcext:value-type="string">
            <text:p>GE2</text:p>
          </table:table-cell>
          <table:table-cell table:formula="of:=[.D206]" office:value-type="float" office:value="0.131200017884992" calcext:value-type="float">
            <text:p>0.131200017884992</text:p>
          </table:table-cell>
          <table:table-cell table:number-columns-repeated="4"/>
          <table:table-cell table:formula="of:=[.H170]" office:value-type="float" office:value="0.059649088464" calcext:value-type="float">
            <text:p>0.059649088464</text:p>
          </table:table-cell>
        </table:table-row>
        <table:table-row table:style-name="ro1">
          <table:table-cell table:formula="of:=[.D144]" office:value-type="float" office:value="0.238596353856" calcext:value-type="float">
            <text:p>0.23859635385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70]*[.B170]" office:value-type="float" office:value="0.0715789061568001" calcext:value-type="float">
            <text:p>0.0715789061568</text:p>
          </table:table-cell>
          <table:table-cell table:formula="of:=[.D170]*20" office:value-type="float" office:value="1.431578123136" calcext:value-type="float">
            <text:p>1.431578123136</text:p>
          </table:table-cell>
          <table:table-cell/>
          <table:table-cell office:value-type="string" calcext:value-type="string">
            <text:p>Queen no sack</text:p>
          </table:table-cell>
          <table:table-cell table:formula="of:=[.D139]" office:value-type="float" office:value="0.059649088464" calcext:value-type="float">
            <text:p>0.059649088464</text:p>
          </table:table-cell>
          <table:table-cell office:value-type="string" calcext:value-type="string">
            <text:p>PV</text:p>
          </table:table-cell>
          <table:table-cell table:formula="of:=[.D210]" office:value-type="float" office:value="0.13073687462976" calcext:value-type="float">
            <text:p>0.13073687462976</text:p>
          </table:table-cell>
          <table:table-cell table:number-columns-repeated="4"/>
          <table:table-cell table:formula="of:=SUM([.O168:.O169])" office:value-type="float" office:value="0.29824544232" calcext:value-type="float">
            <text:p>0.29824544232</text:p>
          </table:table-cell>
        </table:table-row>
        <table:table-row table:style-name="ro1">
          <table:table-cell table:formula="of:=[.D148]" office:value-type="float" office:value="0.335965168" calcext:value-type="float">
            <text:p>0.33596516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71]*[.B171]" office:value-type="float" office:value="0.0671930336000001" calcext:value-type="float">
            <text:p>0.0671930336</text:p>
          </table:table-cell>
          <table:table-cell table:formula="of:=[.D171]*20" office:value-type="float" office:value="1.343860672" calcext:value-type="float">
            <text:p>1.343860672</text:p>
          </table:table-cell>
          <table:table-cell table:number-columns-repeated="2"/>
          <table:table-cell table:formula="of:=SUM([.H168:.H170])" office:value-type="float" office:value="0.63421061032" calcext:value-type="float">
            <text:p>0.63421061032</text:p>
          </table:table-cell>
          <table:table-cell/>
          <table:table-cell table:formula="of:=SUM([.J168:.J170])" office:value-type="float" office:value="0.763065469163201" calcext:value-type="float">
            <text:p>0.7630654691632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69:.D171])" office:value-type="float" office:value="0.1984210282208" calcext:value-type="float">
            <text:p>0.1984210282208</text:p>
          </table:table-cell>
          <table:table-cell table:formula="of:=[.D172]*20" office:value-type="float" office:value="3.968420564416" calcext:value-type="float">
            <text:p>3.968420564416</text:p>
          </table:table-cell>
          <table:table-cell table:number-columns-repeated="3"/>
          <table:table-cell office:value-type="string" calcext:value-type="string">
            <text:p>Johnson 2/3</text:p>
          </table:table-cell>
          <table:table-cell table:formula="of:=[.D158]" office:value-type="float" office:value="0.1288548588432" calcext:value-type="float">
            <text:p>0.1288548588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  <table:table-cell table:formula="of:=[.J171]-[.J172]" office:value-type="float" office:value="0.63421061032" calcext:value-type="float">
            <text:p>0.63421061032</text:p>
          </table:table-cell>
          <table:table-cell table:number-columns-repeated="5"/>
        </table:table-row>
        <table:table-row table:style-name="ro1">
          <table:table-cell table:formula="of:=[.D144]" office:value-type="float" office:value="0.238596353856" calcext:value-type="float">
            <text:p>0.23859635385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74]*[.B174]" office:value-type="float" office:value="0.1670174476992" calcext:value-type="float">
            <text:p>0.1670174476992</text:p>
          </table:table-cell>
          <table:table-cell table:formula="of:=[.D174]*20" office:value-type="float" office:value="3.340348953984" calcext:value-type="float">
            <text:p>3.340348953984</text:p>
          </table:table-cell>
          <table:table-cell table:number-columns-repeated="10"/>
        </table:table-row>
        <table:table-row table:style-name="ro1">
          <table:table-cell table:formula="of:=[.A171]" office:value-type="float" office:value="0.335965168" calcext:value-type="float">
            <text:p>0.33596516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75]*[.B175]" office:value-type="float" office:value="0.2687721344" calcext:value-type="float">
            <text:p>0.2687721344</text:p>
          </table:table-cell>
          <table:table-cell table:formula="of:=[.D175]*20" office:value-type="float" office:value="5.375442688" calcext:value-type="float">
            <text:p>5.37544268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74:.D175])" office:value-type="float" office:value="0.4357895820992" calcext:value-type="float">
            <text:p>0.4357895820992</text:p>
          </table:table-cell>
          <table:table-cell table:formula="of:=[.D176]*20" office:value-type="float" office:value="8.71579164198401" calcext:value-type="float">
            <text:p>8.71579164198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14"/>
        </table:table-row>
        <table:table-row table:style-name="ro1">
          <table:table-cell table:formula="of:=[.D176]" office:value-type="float" office:value="0.4357895820992" calcext:value-type="float">
            <text:p>0.435789582099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78]*[.B178]" office:value-type="float" office:value="0.30505270746944" calcext:value-type="float">
            <text:p>0.30505270746944</text:p>
          </table:table-cell>
          <table:table-cell table:formula="of:=[.D178]*20" office:value-type="float" office:value="6.10105414938881" calcext:value-type="float">
            <text:p>6.1010541493888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14"/>
        </table:table-row>
        <table:table-row table:style-name="ro1">
          <table:table-cell table:formula="of:=[.D176]" office:value-type="float" office:value="0.4357895820992" calcext:value-type="float">
            <text:p>0.435789582099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81]*[.B181]" office:value-type="float" office:value="0.13073687462976" calcext:value-type="float">
            <text:p>0.13073687462976</text:p>
          </table:table-cell>
          <table:table-cell table:formula="of:=[.D181]*20" office:value-type="float" office:value="2.6147374925952" calcext:value-type="float">
            <text:p>2.614737492595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Rounded Manual</text:p>
          </table:table-cell>
          <table:table-cell table:number-columns-repeated="6"/>
        </table:table-row>
        <table:table-row table:style-name="ro1">
          <table:table-cell table:formula="of:=[.D54]" office:value-type="float" office:value="0.003645" calcext:value-type="float">
            <text:p>0.003645</text:p>
          </table:table-cell>
          <table:table-cell table:number-columns-repeated="2"/>
          <table:table-cell table:formula="of:=[.A186]" office:value-type="float" office:value="0.003645" calcext:value-type="float">
            <text:p>0.003645</text:p>
          </table:table-cell>
          <table:table-cell table:formula="of:=[.D186]*20" office:value-type="float" office:value="0.0729" calcext:value-type="float">
            <text:p>0.0729</text:p>
          </table:table-cell>
          <table:table-cell table:number-columns-repeated="10"/>
        </table:table-row>
        <table:table-row table:style-name="ro1">
          <table:table-cell table:formula="of:=[.D166]" office:value-type="float" office:value="0.07674529" calcext:value-type="float">
            <text:p>0.0767452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7]*[.B187]" office:value-type="float" office:value="0.015349058" calcext:value-type="float">
            <text:p>0.015349058</text:p>
          </table:table-cell>
          <table:table-cell table:formula="of:=[.D187]*20" office:value-type="float" office:value="0.30698116" calcext:value-type="float">
            <text:p>0.3069811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86:.D187])" office:value-type="float" office:value="0.018994058" calcext:value-type="float">
            <text:p>0.018994058</text:p>
          </table:table-cell>
          <table:table-cell table:formula="of:=[.D188]*20" office:value-type="float" office:value="0.37988116" calcext:value-type="float">
            <text:p>0.37988116</text:p>
          </table:table-cell>
          <table:table-cell/>
          <table:table-cell table:formula="of:=[.D188]*100" office:value-type="float" office:value="1.8994058" calcext:value-type="float">
            <text:p>1.8994058</text:p>
          </table:table-cell>
          <table:table-cell table:style-name="ce1" table:formula="of:=[.G188]" office:value-type="float" office:value="1.8994058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voke</text:p>
          </table:table-cell>
          <table:table-cell table:number-columns-repeated="14"/>
        </table:table-row>
        <table:table-row table:style-name="ro1">
          <table:table-cell table:formula="of:=[.A187]" office:value-type="float" office:value="0.07674529" calcext:value-type="float">
            <text:p>0.0767452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91]*[.B191]" office:value-type="float" office:value="0.061396232" calcext:value-type="float">
            <text:p>0.061396232</text:p>
          </table:table-cell>
          <table:table-cell table:formula="of:=[.D191]*20" office:value-type="float" office:value="1.22792464" calcext:value-type="float">
            <text:p>1.22792464</text:p>
          </table:table-cell>
          <table:table-cell/>
          <table:table-cell table:formula="of:=[.D191]*100" office:value-type="float" office:value="6.1396232" calcext:value-type="float">
            <text:p>6.1396232</text:p>
          </table:table-cell>
          <table:table-cell table:style-name="ce1" table:formula="of:=[.G191]" office:value-type="float" office:value="6.1396232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lemate</text:p>
          </table:table-cell>
          <table:table-cell table:number-columns-repeated="14"/>
        </table:table-row>
        <table:table-row table:style-name="ro1">
          <table:table-cell table:formula="of:=[.D153]" office:value-type="float" office:value="0.26296909968" calcext:value-type="float">
            <text:p>0.2629690996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94]*[.B194]" office:value-type="float" office:value="0.078890729904" calcext:value-type="float">
            <text:p>0.078890729904</text:p>
          </table:table-cell>
          <table:table-cell table:formula="of:=[.D194]*20" office:value-type="float" office:value="1.57781459808" calcext:value-type="float">
            <text:p>1.57781459808</text:p>
          </table:table-cell>
          <table:table-cell table:number-columns-repeated="10"/>
        </table:table-row>
        <table:table-row table:style-name="ro1">
          <table:table-cell table:formula="of:=[.D161]" office:value-type="float" office:value="0.0552235109328" calcext:value-type="float">
            <text:p>0.0552235109328</text:p>
          </table:table-cell>
          <table:table-cell table:number-columns-repeated="2"/>
          <table:table-cell table:formula="of:=[.A195]" office:value-type="float" office:value="0.0552235109328" calcext:value-type="float">
            <text:p>0.0552235109328</text:p>
          </table:table-cell>
          <table:table-cell table:formula="of:=[.D195]*20" office:value-type="float" office:value="1.104470218656" calcext:value-type="float">
            <text:p>1.10447021865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94:.D195])" office:value-type="float" office:value="0.1341142408368" calcext:value-type="float">
            <text:p>0.1341142408368</text:p>
          </table:table-cell>
          <table:table-cell table:formula="of:=[.D196]*20" office:value-type="float" office:value="2.682284816736" calcext:value-type="float">
            <text:p>2.682284816736</text:p>
          </table:table-cell>
          <table:table-cell/>
          <table:table-cell table:formula="of:=[.D196]*100" office:value-type="float" office:value="13.41142408368" calcext:value-type="float">
            <text:p>13.41142408368</text:p>
          </table:table-cell>
          <table:table-cell table:style-name="ce1" table:formula="of:=[.G196]" office:value-type="float" office:value="13.41142408368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14"/>
        </table:table-row>
        <table:table-row table:style-name="ro1">
          <table:table-cell table:formula="of:=[.D158]" office:value-type="float" office:value="0.1288548588432" calcext:value-type="float">
            <text:p>0.1288548588432</text:p>
          </table:table-cell>
          <table:table-cell table:number-columns-repeated="2"/>
          <table:table-cell table:formula="of:=[.A199]" office:value-type="float" office:value="0.1288548588432" calcext:value-type="float">
            <text:p>0.1288548588432</text:p>
          </table:table-cell>
          <table:table-cell table:formula="of:=[.D199]*20" office:value-type="float" office:value="2.577097176864" calcext:value-type="float">
            <text:p>2.577097176864</text:p>
          </table:table-cell>
          <table:table-cell table:number-columns-repeated="10"/>
        </table:table-row>
        <table:table-row table:style-name="ro1">
          <table:table-cell table:formula="of:=[.D172]" office:value-type="float" office:value="0.1984210282208" calcext:value-type="float">
            <text:p>0.19842102822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00]*[.B200]" office:value-type="float" office:value="0.15873682257664" calcext:value-type="float">
            <text:p>0.15873682257664</text:p>
          </table:table-cell>
          <table:table-cell table:formula="of:=[.D200]*20" office:value-type="float" office:value="3.1747364515328" calcext:value-type="float">
            <text:p>3.1747364515328</text:p>
          </table:table-cell>
          <table:table-cell table:number-columns-repeated="10"/>
        </table:table-row>
        <table:table-row table:style-name="ro1">
          <table:table-cell table:formula="of:=[.D178]" office:value-type="float" office:value="0.30505270746944" calcext:value-type="float">
            <text:p>0.3050527074694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01]*[.B201]" office:value-type="float" office:value="0.213536895228608" calcext:value-type="float">
            <text:p>0.213536895228608</text:p>
          </table:table-cell>
          <table:table-cell table:formula="of:=[.D201]*20" office:value-type="float" office:value="4.27073790457216" calcext:value-type="float">
            <text:p>4.2707379045721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99:.D201])" office:value-type="float" office:value="0.501128576648448" calcext:value-type="float">
            <text:p>0.501128576648448</text:p>
          </table:table-cell>
          <table:table-cell table:formula="of:=[.D202]*20" office:value-type="float" office:value="10.022571532969" calcext:value-type="float">
            <text:p>10.022571532969</text:p>
          </table:table-cell>
          <table:table-cell/>
          <table:table-cell table:formula="of:=[.D202]*100" office:value-type="float" office:value="50.1128576648448" calcext:value-type="float">
            <text:p>50.1128576648448</text:p>
          </table:table-cell>
          <table:table-cell table:style-name="ce1" table:formula="of:=[.G202]" office:value-type="float" office:value="50.1128576648448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 2020</text:p>
          </table:table-cell>
          <table:table-cell table:number-columns-repeated="14"/>
        </table:table-row>
        <table:table-row table:style-name="ro1">
          <table:table-cell table:formula="of:=[.A200]" office:value-type="float" office:value="0.1984210282208" calcext:value-type="float">
            <text:p>0.19842102822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04]*[.B204]" office:value-type="float" office:value="0.03968420564416" calcext:value-type="float">
            <text:p>0.03968420564416</text:p>
          </table:table-cell>
          <table:table-cell table:formula="of:=[.D204]*20" office:value-type="float" office:value="0.793684112883201" calcext:value-type="float">
            <text:p>0.793684112883201</text:p>
          </table:table-cell>
          <table:table-cell table:number-columns-repeated="10"/>
        </table:table-row>
        <table:table-row table:style-name="ro1">
          <table:table-cell table:formula="of:=[.A201]" office:value-type="float" office:value="0.30505270746944" calcext:value-type="float">
            <text:p>0.3050527074694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05]*[.B205]" office:value-type="float" office:value="0.0915158122408321" calcext:value-type="float">
            <text:p>0.091515812240832</text:p>
          </table:table-cell>
          <table:table-cell table:formula="of:=[.D205]*20" office:value-type="float" office:value="1.83031624481664" calcext:value-type="float">
            <text:p>1.8303162448166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204:.D205])" office:value-type="float" office:value="0.131200017884992" calcext:value-type="float">
            <text:p>0.131200017884992</text:p>
          </table:table-cell>
          <table:table-cell table:formula="of:=[.D206]*20" office:value-type="float" office:value="2.62400035769984" calcext:value-type="float">
            <text:p>2.62400035769984</text:p>
          </table:table-cell>
          <table:table-cell/>
          <table:table-cell table:formula="of:=[.D206]*100" office:value-type="float" office:value="13.1200017884992" calcext:value-type="float">
            <text:p>13.1200017884992</text:p>
          </table:table-cell>
          <table:table-cell table:style-name="ce1" table:formula="of:=[.G206]" office:value-type="float" office:value="13.1200017884992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4"/>
        </table:table-row>
        <table:table-row table:style-name="ro1">
          <table:table-cell table:formula="of:=[.D48]" office:value-type="float" office:value="0.001701" calcext:value-type="float">
            <text:p>0.001701</text:p>
          </table:table-cell>
          <table:table-cell table:number-columns-repeated="2"/>
          <table:table-cell table:formula="of:=[.A208]" office:value-type="float" office:value="0.001701" calcext:value-type="float">
            <text:p>0.001701</text:p>
          </table:table-cell>
          <table:table-cell table:formula="of:=[.D208]*20" office:value-type="float" office:value="0.03402" calcext:value-type="float">
            <text:p>0.03402</text:p>
          </table:table-cell>
          <table:table-cell table:number-columns-repeated="10"/>
        </table:table-row>
        <table:table-row table:style-name="ro1">
          <table:table-cell table:formula="of:=[.D51]" office:value-type="float" office:value="0.000729" calcext:value-type="float">
            <text:p>0.000729</text:p>
          </table:table-cell>
          <table:table-cell table:number-columns-repeated="2"/>
          <table:table-cell table:formula="of:=[.A209]" office:value-type="float" office:value="0.000729" calcext:value-type="float">
            <text:p>0.000729</text:p>
          </table:table-cell>
          <table:table-cell table:formula="of:=[.D209]*20" office:value-type="float" office:value="0.01458" calcext:value-type="float">
            <text:p>0.01458</text:p>
          </table:table-cell>
          <table:table-cell table:number-columns-repeated="10"/>
        </table:table-row>
        <table:table-row table:style-name="ro1">
          <table:table-cell table:formula="of:=[.D181]" office:value-type="float" office:value="0.13073687462976" calcext:value-type="float">
            <text:p>0.13073687462976</text:p>
          </table:table-cell>
          <table:table-cell table:number-columns-repeated="2"/>
          <table:table-cell table:formula="of:=[.A210]" office:value-type="float" office:value="0.13073687462976" calcext:value-type="float">
            <text:p>0.13073687462976</text:p>
          </table:table-cell>
          <table:table-cell table:formula="of:=[.D210]*20" office:value-type="float" office:value="2.6147374925952" calcext:value-type="float">
            <text:p>2.614737492595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208:.D210])" office:value-type="float" office:value="0.13316687462976" calcext:value-type="float">
            <text:p>0.13316687462976</text:p>
          </table:table-cell>
          <table:table-cell table:formula="of:=[.D211]*20" office:value-type="float" office:value="2.6633374925952" calcext:value-type="float">
            <text:p>2.6633374925952</text:p>
          </table:table-cell>
          <table:table-cell/>
          <table:table-cell table:formula="of:=[.D211]*100" office:value-type="float" office:value="13.316687462976" calcext:value-type="float">
            <text:p>13.316687462976</text:p>
          </table:table-cell>
          <table:table-cell table:style-name="ce1" table:formula="of:=[.G211]" office:value-type="float" office:value="13.316687462976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14"/>
        </table:table-row>
        <table:table-row table:style-name="ro1">
          <table:table-cell table:formula="of:=[.D81]" office:value-type="float" office:value="0.02" calcext:value-type="float">
            <text:p>0.02</text:p>
          </table:table-cell>
          <table:table-cell table:number-columns-repeated="2"/>
          <table:table-cell table:formula="of:=[.A213]" office:value-type="float" office:value="0.02" calcext:value-type="float">
            <text:p>0.02</text:p>
          </table:table-cell>
          <table:table-cell table:formula="of:=[.D213]*20" office:value-type="float" office:value="0.4" calcext:value-type="float">
            <text:p>0.4</text:p>
          </table:table-cell>
          <table:table-cell/>
          <table:table-cell table:formula="of:=[.D213]*100" office:value-type="float" office:value="2" calcext:value-type="float">
            <text:p>2</text:p>
          </table:table-cell>
          <table:table-cell table:style-name="ce1" table:formula="of:=[.G2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[.E213]+[.E210]+[.E206]+[.E202]+[.E196]+[.E191]+[.E188]" office:value-type="float" office:value="19.9514" calcext:value-type="float">
            <text:p>19.9514</text:p>
          </table:table-cell>
          <table:table-cell/>
          <table:table-cell table:formula="of:=SUM([.G188:.G213])" office:value-type="float" office:value="100" calcext:value-type="float">
            <text:p>100</text:p>
          </table:table-cell>
          <table:table-cell table:style-name="ce1" table:formula="of:=SUM([.H188:.H213])" office:value-type="float" office:value="100" calcext:value-type="float">
            <text:p>100</text:p>
          </table:table-cell>
          <table:table-cell table:style-name="ce1" table:formula="of:=SUM([.I188:.I213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100-[.G215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6:25:36.07796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9T20:36:07.520297463</meta:creation-date>
    <dc:date>2019-10-11T16:53:09.117947952</dc:date>
    <dc:creator>Jon Worth</dc:creator>
    <meta:editing-duration>PT4H38M18S</meta:editing-duration>
    <meta:editing-cycles>13</meta:editing-cycles>
    <meta:generator>LibreOffice/6.2.0.3$MacOSX_X86_64 LibreOffice_project/98c6a8a1c6c7b144ce3cc729e34964b47ce25d62</meta:generator>
    <meta:document-statistic meta:table-count="1" meta:cell-count="503" meta:object-count="0"/>
  </office:meta>
</office:document-meta>
</file>